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428" draw:textarea-horizontal-align="justify" draw:textarea-vertical-align="middle" draw:auto-grow-height="false" fo:min-height="4.576cm" fo:min-width="7.882cm"/>
    </style:style>
    <style:style style:name="gr2" style:family="graphic" style:parent-style-name="standard">
      <style:graphic-properties svg:stroke-color="#00a933" draw:fill-color="#00a933" draw:textarea-horizontal-align="justify" draw:textarea-vertical-align="middle" draw:auto-grow-height="false" fo:min-height="1.188cm" fo:min-width="1.0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4" style:family="graphic" style:parent-style-name="objectwithoutfill">
      <style:graphic-properties draw:fill="solid" draw:fill-color="#ffbf00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578cm"/>
    </style:style>
    <style:style style:name="gr7" style:family="graphic" style:parent-style-name="standard">
      <style:graphic-properties svg:stroke-width="0.053cm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color="#ff8000" draw:fill-color="#ffbf00" draw:textarea-horizontal-align="justify" draw:textarea-vertical-align="middle" draw:auto-grow-height="false" fo:min-height="0.385cm" fo:min-width="7.247cm"/>
      <style:paragraph-properties style:writing-mode="lr-tb"/>
    </style:style>
    <style:style style:name="gr10" style:family="graphic" style:parent-style-name="standard">
      <style:graphic-properties svg:stroke-color="#00a933" draw:fill-color="#00a933" draw:textarea-horizontal-align="justify" draw:textarea-vertical-align="middle" draw:auto-grow-height="false" fo:min-height="0.385cm" fo:min-width="7.247cm"/>
      <style:paragraph-properties style:writing-mode="lr-tb"/>
    </style:style>
    <style:style style:name="gr11" style:family="graphic" style:parent-style-name="standard">
      <style:graphic-properties draw:fill-color="#5eb91e" draw:textarea-horizontal-align="justify" draw:textarea-vertical-align="middle" draw:auto-grow-height="false" fo:min-height="3.179cm" fo:min-width="1.913cm"/>
      <style:paragraph-properties style:writing-mode="lr-tb"/>
    </style:style>
    <style:style style:name="gr12" style:family="graphic" style:parent-style-name="objectwithoutfill">
      <style:graphic-properties svg:stroke-width="0.212cm" svg:stroke-color="#ffbf00" draw:marker-start-width="0.518cm" draw:marker-end="" draw:marker-end-width="0.518cm" draw:fill="solid" draw:textarea-vertical-align="middle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3cm" svg:stroke-color="#ff4000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color="#ffbf00" draw:fill-color="#ffd428" draw:textarea-horizontal-align="justify" draw:textarea-vertical-align="middle" draw:auto-grow-height="false" fo:min-height="2.036cm" fo:min-width="3.056cm"/>
      <style:paragraph-properties style:writing-mode="lr-tb"/>
    </style:style>
    <style:style style:name="gr17" style:family="graphic" style:parent-style-name="objectwithoutfill">
      <style:graphic-properties svg:stroke-width="0.159cm" svg:stroke-color="#ffbf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8" style:family="graphic" style:parent-style-name="objectwithoutfill">
      <style:graphic-properties svg:stroke-width="0.159cm" svg:stroke-color="#00a933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9" style:family="graphic" style:parent-style-name="standard">
      <style:graphic-properties svg:stroke-color="#ffbf00" draw:fill-color="#ffd428" draw:textarea-horizontal-align="justify" draw:textarea-vertical-align="middle" draw:auto-grow-height="false" fo:min-height="2.417cm" fo:min-width="2.929cm"/>
      <style:paragraph-properties style:writing-mode="lr-tb"/>
    </style:style>
    <style:style style:name="gr20" style:family="graphic" style:parent-style-name="objectwithoutfill">
      <style:graphic-properties svg:stroke-width="0.159cm" svg:stroke-color="#00a933" draw:marker-start-width="0.439cm" draw:marker-end-width="0.439cm" draw:fill="solid" draw:textarea-vertical-align="middle" fo:padding-top="0.205cm" fo:padding-bottom="0.205cm" fo:padding-left="0.33cm" fo:padding-right="0.33cm"/>
    </style:style>
    <style:style style:name="gr21" style:family="graphic" style:parent-style-name="standard">
      <style:graphic-properties svg:stroke-color="#ff0000" draw:fill-color="#ff0000" draw:textarea-horizontal-align="justify" draw:textarea-vertical-align="middle" draw:auto-grow-height="false" fo:min-height="0.512cm" fo:min-width="1.405cm"/>
      <style:paragraph-properties style:writing-mode="lr-tb"/>
    </style:style>
    <style:style style:name="P1" style:family="paragraph">
      <loext:graphic-properties draw:fill-color="#ffd428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a933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solid" draw:fill-color="#ffbf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bf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00a933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-color="#5eb91e"/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d428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-color="#ff0000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82cm" svg:height="4.826cm" svg:x="3.54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59cm" svg:height="2.032cm" svg:x="9.255cm" svg:y="10.90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826cm" svg:height="0.759cm" svg:x="4.937cm" svg:y="13.192cm">
          <draw:text-box>
            <text:p><text:span text:style-name="T1">電池模</text:span><text:span text:style-name="T1">塊，內</text:span><text:span text:style-name="T1">充不可</text:span><text:span text:style-name="T1">燃氣體</text:span></text:p>
          </draw:text-box>
        </draw:frame>
        <draw:custom-shape draw:style-name="gr2" draw:text-style-name="P3" draw:layer="layout" svg:width="2.159cm" svg:height="2.032cm" svg:x="3.921cm" svg:y="8.36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6.588cm" svg:y="8.493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9.382cm" svg:y="8.36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3.921cm" svg:y="10.779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6.588cm" svg:y="10.906cm">
          <text:p text:style-name="P2">電池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" draw:text-style-name="P5" draw:layer="layout" svg:width="10.077cm" svg:height="2.943cm" draw:transform="rotate (0.358839694210034) translate (3.54cm 8.239cm)" svg:viewBox="0 0 10078 2944" draw:points="0,0 3255,0 10078,2424 7848,2944">
          <text:p/>
        </draw:polygon>
        <draw:polygon draw:style-name="gr4" draw:text-style-name="P5" draw:layer="layout" svg:width="6.095cm" svg:height="1.904cm" draw:transform="rotate (-1.5707963267949) translate (13.827cm 6.969cm)" svg:viewBox="0 0 6096 1905" draw:points="0,0 3810,0 6096,1905 1270,1905">
          <text:p/>
        </draw:polygon>
        <draw:polygon draw:style-name="gr5" draw:text-style-name="P6" draw:layer="layout" svg:width="1.777cm" svg:height="1.523cm" draw:transform="rotate (1.5707963267949) translate (5.826cm 7.731cm)" svg:viewBox="0 0 1778 1524" draw:points="0,0 1778,0 1778,1524 0,1524">
          <text:p/>
        </draw:polygon>
        <draw:custom-shape draw:style-name="gr6" draw:text-style-name="P7" draw:layer="layout" svg:width="1.524cm" svg:height="0.254cm" svg:x="5.826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24cm" svg:height="0.254cm" svg:x="5.826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6" draw:layer="layout" svg:width="1.777cm" svg:height="1.523cm" draw:transform="rotate (1.5707963267949) translate (10.398cm 7.731cm)" svg:viewBox="0 0 1778 1524" draw:points="0,0 1778,0 1778,1524 0,1524">
          <text:p/>
        </draw:polygon>
        <draw:custom-shape draw:style-name="gr6" draw:text-style-name="P7" draw:layer="layout" svg:width="1.524cm" svg:height="0.254cm" svg:x="10.39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24cm" svg:height="0.254cm" svg:x="10.39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6.588cm" svg:y1="4.683cm" svg:x2="6.588cm" svg:y2="6.08cm">
          <text:p/>
        </draw:line>
        <draw:line draw:style-name="gr8" draw:text-style-name="P6" draw:layer="layout" svg:x1="11.16cm" svg:y1="5.953cm" svg:x2="11.16cm" svg:y2="4.683cm">
          <text:p/>
        </draw:line>
        <draw:frame draw:style-name="gr3" draw:text-style-name="P4" draw:layer="layout" svg:width="2.286cm" svg:height="0.759cm" svg:x="4.556cm" svg:y="4.81cm">
          <draw:text-box>
            <text:p><text:span text:style-name="T1">冷卻氣</text:span><text:span text:style-name="T1">體入</text:span></text:p>
          </draw:text-box>
        </draw:frame>
        <draw:frame draw:style-name="gr3" draw:text-style-name="P4" draw:layer="layout" svg:width="2.286cm" svg:height="0.759cm" svg:x="9.382cm" svg:y="5.191cm">
          <draw:text-box>
            <text:p><text:span text:style-name="T1">熱氣抽</text:span><text:span text:style-name="T1">出</text:span></text:p>
          </draw:text-box>
        </draw:frame>
        <draw:custom-shape draw:style-name="gr9" draw:text-style-name="P8" draw:layer="layout" svg:width="7.747cm" svg:height="0.635cm" svg:x="5.826cm" svg:y="17.891cm">
          <text:p text:style-name="P7"><text:span text:style-name="T2">熱氣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7.747cm" svg:height="0.635cm" svg:x="5.826cm" svg:y="17.002cm">
          <text:p text:style-name="P7"><text:span text:style-name="T2">冷氣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413cm" svg:height="3.429cm" svg:x="15.224cm" svg:y="15.986cm">
          <text:p text:style-name="P7"><text:span text:style-name="T3">冷卻系統</text:span></text:p>
          <draw:enhanced-geometry svg:viewBox="0 0 21600 21600" draw:type="rectangle" draw:enhanced-path="M 0 0 L 21600 0 21600 21600 0 21600 0 0 Z N"/>
        </draw:custom-shape>
        <draw:path draw:style-name="gr12" draw:text-style-name="P6" draw:layer="layout" svg:width="2.687cm" svg:height="1.999cm" svg:x="13.573cm" svg:y="18.19cm" svg:viewBox="0 0 2688 2000" svg:d="M0 2c167 18 349-48 500 71 172 135 326 328 329 558 2 190-21 384 29 572 57 214 214 391 400 501 162 97 338 165 515 229 216 78 445 89 687 28 331-82 131-324 228-500v-143-86">
          <text:p/>
        </draw:path>
        <draw:path draw:style-name="gr13" draw:text-style-name="P6" draw:layer="layout" svg:width="2.168cm" svg:height="3.002cm" draw:transform="rotate (1.5707963267949) translate (13.501cm 17.4407495662734cm)" svg:viewBox="0 0 2169 3003" svg:d="M1409 3003c170-10 349-12 500-85 176-85 166-323 200-501 37-193 70-384 58-572-15-236 8-450-115-701-102-206-268-153-400-128-205 40-368 178-558 257-149 62-310 61-458 143-155 86-367 61-515-43-194-135-95-371-100-558-5-182 5-367 58-543l28-143 14-129">
          <text:p/>
        </draw:path>
        <draw:path draw:style-name="gr14" draw:text-style-name="P6" draw:layer="layout" svg:width="0.957cm" svg:height="1.036cm" svg:x="15.718cm" svg:y="19.608cm" svg:viewBox="0 0 958 1037" svg:d="M0 1030c152-5 310 27 458-15 156-44 337-130 386-314 42-158 54-320 114-472v-143l-14-86">
          <text:p/>
        </draw:path>
        <draw:path draw:style-name="gr15" draw:text-style-name="P6" draw:layer="layout" svg:width="1.062cm" svg:height="1.316cm" draw:transform="rotate (1.6929693744345) translate (15.6034099554633cm 16.005815162094cm)" svg:viewBox="0 0 1063 1317" svg:d="M0 1311c161 20 321-14 479-27 198-18 251-200 329-335 80-138 102-301 128-460 25-152 107-291 127-444l-9-45">
          <text:p/>
        </draw:path>
        <draw:custom-shape draw:style-name="gr16" draw:text-style-name="P12" draw:layer="layout" svg:width="3.556cm" svg:height="2.286cm" svg:x="4.048cm" svg:y="19.796cm">
          <text:p text:style-name="P11"><text:span text:style-name="T3">電池</text:span><text:span text:style-name="T3">模塊</text:span><text:span text:style-name="T3">1</text:span></text:p>
          <draw:enhanced-geometry svg:viewBox="0 0 21600 21600" draw:type="rectangle" draw:enhanced-path="M 0 0 L 21600 0 21600 21600 0 21600 0 0 Z N"/>
        </draw:custom-shape>
        <draw:path draw:style-name="gr17" draw:text-style-name="P6" draw:layer="layout" svg:width="1.58cm" svg:height="0.931cm" draw:transform="rotate (1.3243558364133) translate (6.18130965630036cm 19.8225685726444cm)" svg:viewBox="0 0 1581 932" svg:d="M0 6c261-39 581 117 574 443-5 224 155 543 455 474l226-15 262-45 64 4">
          <text:p/>
        </draw:path>
        <draw:path draw:style-name="gr18" draw:text-style-name="P6" draw:layer="layout" svg:width="3.685cm" svg:height="1.812cm" draw:transform="rotate (1.5707963267949) translate (5.03534842446781cm 19.885cm)" svg:viewBox="0 0 3686 1813" svg:d="M2829 1803c189-64 515 172 529-244 9-267 252-475 306-733 47-228 47-548-326-631-279-62-521-74-773-142-239-65-505-95-733 61-189 129-443 81-672 81-238-1-462-141-692-20l-224 41-244-61v-21">
          <text:p/>
        </draw:path>
        <draw:path draw:style-name="gr14" draw:text-style-name="P6" draw:layer="layout" svg:width="0.957cm" svg:height="1.036cm" svg:x="6.773cm" svg:y="18.653cm" svg:viewBox="0 0 958 1037" svg:d="M0 1030c152-5 310 27 458-15 156-44 337-130 386-314 42-158 54-320 114-472v-143l-14-86">
          <text:p/>
        </draw:path>
        <draw:path draw:style-name="gr15" draw:text-style-name="P6" draw:layer="layout" svg:width="0.614cm" svg:height="0.931cm" draw:transform="skewX (0.0518362787842316) rotate (1.72106917539161) translate (5.79025242223586cm 16.4703241398324cm)" svg:viewBox="0 0 615 932" svg:d="M0 928c93 14 186-10 277-20 115-12 146-141 191-236 46-98 59-213 74-326 14-107 62-206 73-314l-5-32">
          <text:p/>
        </draw:path>
        <draw:custom-shape draw:style-name="gr19" draw:text-style-name="P12" draw:layer="layout" svg:width="3.429cm" svg:height="2.667cm" svg:x="9.255cm" svg:y="19.796cm">
          <text:p text:style-name="P11"><text:span text:style-name="T3">電池模塊</text:span><text:span text:style-name="T3">2</text:span></text:p>
          <draw:enhanced-geometry svg:viewBox="0 0 21600 21600" draw:type="rectangle" draw:enhanced-path="M 0 0 L 21600 0 21600 21600 0 21600 0 0 Z N"/>
        </draw:custom-shape>
        <draw:path draw:style-name="gr17" draw:text-style-name="P6" draw:layer="layout" svg:width="1.58cm" svg:height="0.931cm" draw:transform="rotate (1.3243558364133) translate (11.2813096563004cm 19.7945685726444cm)" svg:viewBox="0 0 1581 932" svg:d="M0 6c261-39 581 117 574 443-5 224 155 543 455 474l226-15 262-45 64 4">
          <text:p/>
        </draw:path>
        <draw:path draw:style-name="gr14" draw:text-style-name="P6" draw:layer="layout" svg:width="0.957cm" svg:height="1.036cm" svg:x="11.853cm" svg:y="18.632cm" svg:viewBox="0 0 958 1037" svg:d="M0 1030c152-5 310 27 458-15 156-44 337-130 386-314 42-158 54-320 114-472v-143l-14-86">
          <text:p/>
        </draw:path>
        <draw:path draw:style-name="gr20" draw:text-style-name="P6" draw:layer="layout" svg:width="7.746cm" svg:height="7.779cm" draw:transform="rotate (1.5707963267949) translate (2.86565253961519cm 22.8854061237516cm)" svg:viewBox="0 0 7747 7780" svg:d="M5870 4847c272-22 536-9 814-61 280-51 566-115 773-305 232-213 285-539 285-834 0-292 25-588-40-875-89-397-342-731-448-1120-100-369-379-618-570-936-178-298-543-408-855-529-256-98-518-211-814-183-297 28-595 45-895 81-270 34-542 28-815 20-270-7-543 6-814 0-347-6-694 20-1038 61-280 34-543 141-793 265-275 139-474 408-591 692-112 274-52 569-61 855-8 277-4 557 0 834 5 346-40 697 41 1038 68 281 136 562 244 835 114 287 331 608 672 610 259 2 467-169 712-224 223-50 445-102 672-101 254 1 573-129 753 142 167 249 411 414 631 611 269 241 303 582 305 895 2 254 83 482 102 733 21 271-260 502-509 407h-224-244-183">
          <text:p/>
        </draw:path>
        <draw:path draw:style-name="gr15" draw:text-style-name="P6" draw:layer="layout" svg:width="0.614cm" svg:height="0.931cm" draw:transform="skewX (0.0518362787842315) rotate (1.72106917539161) translate (6.67925242223586cm 15.4543241398324cm)" svg:viewBox="0 0 615 932" svg:d="M0 928c93 14 186-10 277-20 115-12 146-141 191-236 46-98 59-213 74-326 14-107 62-206 73-314l-5-32">
          <text:p/>
        </draw:path>
        <draw:custom-shape draw:style-name="gr21" draw:text-style-name="P14" draw:layer="layout" svg:width="1.905cm" svg:height="0.762cm" svg:x="5.699cm" svg:y="19.796cm">
          <text:p text:style-name="P13"><text:span text:style-name="T4">抽氣系</text:span><text:span text:style-name="T4">統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905cm" svg:height="0.762cm" svg:x="10.779cm" svg:y="19.796cm">
          <text:p text:style-name="P13"><text:span text:style-name="T4">抽氣系統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8T20:20:21.134446890</meta:creation-date>
    <dc:date>2022-12-28T21:17:50.165272601</dc:date>
    <meta:editing-duration>PT41M45S</meta:editing-duration>
    <meta:editing-cycles>20</meta:editing-cycles>
    <meta:generator>LibreOffice/6.4.7.2$Linux_X86_64 LibreOffice_project/40$Build-2</meta:generator>
    <meta:document-statistic meta:object-count="39"/>
  </office:meta>
</office:document-meta>
</file>